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300000056B0F797FB50CA1B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48b5" officeooo:paragraph-rsid="000c48b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8b5" officeooo:paragraph-rsid="000c48b5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48b5" officeooo:paragraph-rsid="000c48b5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48b5" officeooo:paragraph-rsid="0012d23c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48b5" officeooo:paragraph-rsid="001444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8b5" officeooo:paragraph-rsid="000c48b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44f5" officeooo:paragraph-rsid="001444f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cb17" officeooo:paragraph-rsid="0014cb1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44f5" officeooo:paragraph-rsid="001444f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cb17" officeooo:paragraph-rsid="0014cb17" style:font-weight-asian="normal" style:font-weight-complex="normal"/>
    </style:style>
    <style:style style:name="T1" style:family="text">
      <style:text-properties officeooo:rsid="0010722e"/>
    </style:style>
    <style:style style:name="T2" style:family="text">
      <style:text-properties officeooo:rsid="001280a5"/>
    </style:style>
    <style:style style:name="T3" style:family="text">
      <style:text-properties officeooo:rsid="0012d23c"/>
    </style:style>
    <style:style style:name="T4" style:family="text">
      <style:text-properties officeooo:rsid="001444f5"/>
    </style:style>
    <style:style style:name="T5" style:family="text">
      <style:text-properties officeooo:rsid="0014cb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2 : LEXICAL ANALYZER USING LEX TOOL</text:p>
      <text:list xml:id="list600587688" text:style-name="L1">
        <text:list-item>
          <text:p text:style-name="P3">Start</text:p>
        </text:list-item>
        <text:list-item>
          <text:p text:style-name="P3">Declare global file pointer output</text:p>
        </text:list-item>
        <text:list-item>
          <text:p text:style-name="P4">Define start conditions : COMMEN<text:span text:style-name="T3">T </text:span><text:span text:style-name="T4">BCOMMENT</text:span></text:p>
          <text:p text:style-name="P4"/>
        </text:list-item>
        <text:list-item>
          <text:p text:style-name="P4">"#include" Preprocessor Directive</text:p>
        </text:list-item>
        <text:list-item>
          <text:p text:style-name="P4"><text:span text:style-name="T4">void | int | return etc ( 32 )</text:span> – keyword</text:p>
        </text:list-item>
        <text:list-item>
          <text:p text:style-name="P4">\"[^\"\n]*\" Strings </text:p>
        </text:list-item>
        <text:list-item>
          <text:p text:style-name="P4">[0-9]+ Numbers </text:p>
        </text:list-item>
        <text:list-item>
          <text:p text:style-name="P4">[a-zA-Z][a-zA-Z0-9]* Identifiers </text:p>
        </text:list-item>
        <text:list-item>
          <text:p text:style-name="P4">[][{}();,] Special Symbols </text:p>
        </text:list-item>
        <text:list-item>
          <text:p text:style-name="P5">&lt;COMMENT&gt; handle <text:span text:style-name="T4">single </text:span>comments</text:p>
        </text:list-item>
        <text:list-item>
          <text:p text:style-name="P5">&lt;<text:span text:style-name="T4">B</text:span>COMMENT&gt; handle <text:span text:style-name="T4">block </text:span>comments</text:p>
        </text:list-item>
        <text:list-item>
          <text:p text:style-name="P4">. ( <text:span text:style-name="T2">rules other than </text:span>mentioned above ) Operators</text:p>
          <text:p text:style-name="P3"/>
        </text:list-item>
        <text:list-item>
          <text:p text:style-name="P3">yywrap<text:span text:style-name="T1">()</text:span> indicate <text:span text:style-name="T1">the</text:span> end of input</text:p>
        </text:list-item>
        <text:list-item>
          <text:p text:style-name="P4">In the main function - Open input file (input.c) for reading and output file (output.txt) for writing</text:p>
        </text:list-item>
        <text:list-item>
          <text:p text:style-name="P4">Set the input file for lexical analysis using yyin</text:p>
        </text:list-item>
        <text:list-item>
          <text:p text:style-name="P4">Call yylex to initiate lexical analysis <text:s text:c="3"/></text:p>
        </text:list-item>
        <text:list-item>
          <text:p text:style-name="P3">Stop</text:p>
        </text:list-item>
      </text:list>
      <text:p text:style-name="P2"/>
      <text:p text:style-name="P2"/>
      <text:p text:style-name="P9">Lexical Analyzer <text:span text:style-name="T5">code </text:span>( Lex )</text:p>
      <text:p text:style-name="P7">%{</text:p>
      <text:p text:style-name="P7"><text:s text:c="4"/>#include &lt;stdio.h&gt;</text:p>
      <text:p text:style-name="P7"><text:s text:c="4"/>FILE *output; <text:s/>// Declare the file pointer globally</text:p>
      <text:p text:style-name="P7">%}</text:p>
      <text:p text:style-name="P7"/>
      <text:p text:style-name="P7">%x COMMENT BCOMMENT</text:p>
      <text:p text:style-name="P7"/>
      <text:p text:style-name="P7">%%</text:p>
      <text:p text:style-name="P7">"#include" { fprintf(output, "%s\tPreprocessor Directive\n", yytext); }</text:p>
      <text:p text:style-name="P7">void|int|main|auto|double|struct|break|else|long|switch|case|enum|register|typedef|char|extern|return|union|const|float|short|unsigned|continue|for|signed|volatile|do|if|static|while { fprintf(output, "%s\tkeyword\n", yytext); }</text:p>
      <text:p text:style-name="P7"/>
      <text:p text:style-name="P7">\"[^\"]*\" { fprintf(output, "%s\tstring\n", yytext); }</text:p>
      <text:p text:style-name="P7">[0-9]+ { fprintf(output, "%s\tdigit\n", yytext); }</text:p>
      <text:p text:style-name="P7">[a-zA-Z][a-zA-Z0-9]* { fprintf(output, "%s\tidentifier\n", yytext); }</text:p>
      <text:p text:style-name="P7">[][{}();,] { fprintf(output, "%c\tspecial symbol\n", yytext[0]); }</text:p>
      <text:p text:style-name="P7">[ \t\n]</text:p>
      <text:p text:style-name="P7"/>
      <text:p text:style-name="P7">"//" { BEGIN(COMMENT); }</text:p>
      <text:p text:style-name="P7">&lt;COMMENT&gt;[^\n]*\n { BEGIN(INITIAL); }</text:p>
      <text:p text:style-name="P7"/>
      <text:p text:style-name="P7">"/*" { BEGIN(BCOMMENT); }</text:p>
      <text:p text:style-name="P7">&lt;BCOMMENT&gt;"*/" { BEGIN(INITIAL); }</text:p>
      <text:p text:style-name="P7"/>
      <text:p text:style-name="P7">. { fprintf(output, "%c\toperator\n", yytext[0]); }</text:p>
      <text:p text:style-name="P7">%%</text:p>
      <text:p text:style-name="P7"/>
      <text:p text:style-name="P7"><text:soft-page-break/>int yywrap(){</text:p>
      <text:p text:style-name="P7"><text:s text:c="4"/>return 1;</text:p>
      <text:p text:style-name="P7">}</text:p>
      <text:p text:style-name="P7"/>
      <text:p text:style-name="P7">int main() {</text:p>
      <text:p text:style-name="P7"><text:s text:c="4"/>FILE *input = fopen("input.c", "r");</text:p>
      <text:p text:style-name="P7"><text:s text:c="4"/>output = fopen("output.txt", "w"); <text:s/></text:p>
      <text:p text:style-name="P7"><text:s text:c="4"/>if (!input || !output) {</text:p>
      <text:p text:style-name="P7"><text:s text:c="8"/>printf("Could not open the file\n");</text:p>
      <text:p text:style-name="P7"><text:s text:c="8"/>return 1;</text:p>
      <text:p text:style-name="P7"><text:s text:c="4"/>}</text:p>
      <text:p text:style-name="P7"/>
      <text:p text:style-name="P7"><text:s text:c="4"/>fprintf(output, "token\tlexeme\n--------------\n");</text:p>
      <text:p text:style-name="P7"><text:s text:c="4"/>yyin = input;</text:p>
      <text:p text:style-name="P7"><text:s text:c="4"/>yylex();</text:p>
      <text:p text:style-name="P7"><text:tab/>printf("output file created successfuly\n");</text:p>
      <text:p text:style-name="P7"><text:s text:c="4"/>fclose(input);</text:p>
      <text:p text:style-name="P7"><text:s text:c="4"/>fclose(output);</text:p>
      <text:p text:style-name="P7"><text:s text:c="4"/>return 0;</text:p>
      <text:p text:style-name="P7">}</text:p>
      <text:p text:style-name="P2"/>
      <text:p text:style-name="P2"/>
      <text:p text:style-name="P10">input.c</text:p>
      <text:p text:style-name="P8">//C-program to calculate sum</text:p>
      <text:p text:style-name="P8">#include&lt;stdio.h&gt;</text:p>
      <text:p text:style-name="P8">/*This is a comment</text:p>
      <text:p text:style-name="P8">block <text:s/>comment*/</text:p>
      <text:p text:style-name="P8">int main(){</text:p>
      <text:p text:style-name="P8"><text:s text:c="4"/>//This is a single line comment</text:p>
      <text:p text:style-name="P8"><text:s text:c="4"/>int num1=5,num2=10;</text:p>
      <text:p text:style-name="P8"><text:s text:c="4"/>int sum=num1+num2;</text:p>
      <text:p text:style-name="P8"><text:s text:c="4"/>printf("sum = %d\n",sum);</text:p>
      <text:p text:style-name="P8"><text:s text:c="4"/>return 0;</text:p>
      <text:p text:style-name="P8">}</text:p>
      <text:p text:style-name="P8"/>
      <text:p text:style-name="P8"/>
      <text:p text:style-name="P10">output.txt</text:p>
      <text:p text:style-name="P8">token<text:tab/>lexeme</text:p>
      <text:p text:style-name="P8">--------------</text:p>
      <text:p text:style-name="P8">#include<text:tab/>Preprocessor Directive</text:p>
      <text:p text:style-name="P8">&lt;<text:tab/>operator</text:p>
      <text:p text:style-name="P8">stdio<text:tab/>identifier</text:p>
      <text:p text:style-name="P8">.<text:tab/>operator</text:p>
      <text:p text:style-name="P8">h<text:tab/>identifier</text:p>
      <text:p text:style-name="P8">&gt;<text:tab/>operator</text:p>
      <text:p text:style-name="P8">int<text:tab/>keyword</text:p>
      <text:p text:style-name="P8">main<text:tab/>keyword</text:p>
      <text:p text:style-name="P8">(<text:tab/>special symbol</text:p>
      <text:p text:style-name="P8">)<text:tab/>special symbol</text:p>
      <text:p text:style-name="P8">{<text:tab/>special symbol</text:p>
      <text:p text:style-name="P8">int<text:tab/>keyword</text:p>
      <text:p text:style-name="P8">num1<text:tab/>identifier</text:p>
      <text:p text:style-name="P8"><text:soft-page-break/>=<text:tab/>operator</text:p>
      <text:p text:style-name="P8">5<text:tab/>digit</text:p>
      <text:p text:style-name="P8">,<text:tab/>special symbol</text:p>
      <text:p text:style-name="P8">num2<text:tab/>identifier</text:p>
      <text:p text:style-name="P8">=<text:tab/>operator</text:p>
      <text:p text:style-name="P8">10<text:tab/>digit</text:p>
      <text:p text:style-name="P8">;<text:tab/>special symbol</text:p>
      <text:p text:style-name="P8">int<text:tab/>keyword</text:p>
      <text:p text:style-name="P8">sum<text:tab/>identifier</text:p>
      <text:p text:style-name="P8">=<text:tab/>operator</text:p>
      <text:p text:style-name="P8">num1<text:tab/>identifier</text:p>
      <text:p text:style-name="P8">+<text:tab/>operator</text:p>
      <text:p text:style-name="P8">num2<text:tab/>identifier</text:p>
      <text:p text:style-name="P8">;<text:tab/>special symbol</text:p>
      <text:p text:style-name="P8">printf<text:tab/>identifier</text:p>
      <text:p text:style-name="P8">(<text:tab/>special symbol</text:p>
      <text:p text:style-name="P8">"sum = %d\n"<text:tab/>string</text:p>
      <text:p text:style-name="P8">,<text:tab/>special symbol</text:p>
      <text:p text:style-name="P8">sum<text:tab/>identifier</text:p>
      <text:p text:style-name="P8">)<text:tab/>special symbol</text:p>
      <text:p text:style-name="P8">;<text:tab/>special symbol</text:p>
      <text:p text:style-name="P8">return<text:tab/>keyword</text:p>
      <text:p text:style-name="P8">0<text:tab/>digit</text:p>
      <text:p text:style-name="P8">;<text:tab/>special symbol</text:p>
      <text:p text:style-name="P8">}<text:tab/>special symbol</text:p>
      <text:p text:style-name="P8"/>
      <text:p text:style-name="P8"/>
      <text:p text:style-name="P10">output</text:p>
      <text:p text:style-name="P2"><draw:frame draw:style-name="fr1" draw:name="Image1" text:anchor-type="char" svg:width="17cm" svg:height="1.935cm" draw:z-index="0"><draw:image xlink:href="Pictures/10000000000002F300000056B0F797FB50CA1B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01:17.091286882</meta:creation-date>
    <dc:date>2023-12-13T11:47:41.167589861</dc:date>
    <meta:editing-duration>PT10M2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110" meta:word-count="372" meta:character-count="2707" meta:non-whitespace-character-count="2361"/>
  </office:meta>
</office:document-meta>
</file>